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oscuridad lo cubría todo. Hacía frío. La luna estaba oculta por las nubes, y tenía que hacer un severo esfuerzo para evitar que los dientes le castañeasen. Estaba cansado, hacía días que no podía dormir bien. ¿Cómo poder hacerlo? Rocas afiladas. Viento gélido. Insectos zumbones. Y la amenaza, siempre presente, de que podrían descubrirle en su sueño, en su momento más vulnerable e indefenso. </text:p>
      <text:p text:style-name="Standard"/>
      <text:p text:style-name="Standard">Porque estaban allí fuera. Escondidos. Acechando. Tal vez asesinándose entre ellos de forma silenciosa, sin perturbar la quietud de la noche. Quién sabe con qué tipo de armas. ¿Espadas? ¿Hachas? ¿Ballestas? La cruel brisa susurrante y el suave mecer de las hojas no arrojaban respuestas. Él sólo podía aferrar, con débiles manos temblorosas, su pequeño e insignificante cuchillo. Y rezar. Oh, sí, rezar. No había sido jamás un hombre muy religioso, pero eso fue antes de los Juegos. </text:p>
      <text:p text:style-name="Standard"/>
      <text:p text:style-name="Standard">En una vida anterior, que ahora mismo se le antojaba lejana y borrosa. Una vida plagada de rutina, monotonía, aburrimiento. Una vida con amigos, y familiares. Ahora, todo eso era historia. Ahora, lo único que importaba era sobrevivir. Ser el último en pie. Matar o morir. Morir... ¡Morir! ¡Él no quería morir!</text:p>
      <text:p text:style-name="Standard"/>
      <text:p text:style-name="Standard">¿Cómo había empezado todo esto? En cansancio, el miedo, la adrenalina y la desesperación le impedían recordar con claridad. ¿Qué era lo que había causado su condena? ¿Qué fue lo que hizo para que los jueces le arrojasen a los sanguinarios Juegos?</text:p>
      <text:p text:style-name="Standard"/>
      <text:p text:style-name="Standard">Ah, sí...</text:p>
      <text:p text:style-name="Standard"/>
      <text:p text:style-name="Standard">Fue una multa de tráf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S</meta:editing-duration>
    <meta:editing-cycles>3</meta:editing-cycles>
    <meta:generator>OpenOffice/4.1.1$Win32 OpenOffice.org_project/411m6$Build-9775</meta:generator>
    <dc:date>2016-01-23T22:37:23.15</dc:date>
    <meta:document-statistic meta:table-count="0" meta:image-count="0" meta:object-count="0" meta:page-count="1" meta:paragraph-count="6" meta:word-count="244" meta:character-count="1469"/>
    <meta:user-defined meta:name="Info 1"/>
    <meta:user-defined meta:name="Info 2"/>
    <meta:user-defined meta:name="Info 3"/>
    <meta:user-defined meta:name="Info 4"/>
  </office:meta>
</office:document-meta>
</file>